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Horizontal_20_Line">
      <style:paragraph-properties style:border-line-width-bottom="0.0209in 0.0209in 0.0209in" fo:padding="0in" fo:border-left="none" fo:border-right="none" fo:border-top="none" fo:border-bottom="4.51pt double #00e000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porting Issues and Suggesting Enhancements</text:h>
      <text:p text:style-name="P2"/>
      <text:p text:style-name="Text_20_body">Use the github issues menu <text:a xlink:type="simple" xlink:href="https://github.com/jsimpso81/WPIlibMathLabVIEW/issues" text:style-name="Internet_20_link" text:visited-style-name="Visited_20_Internet_20_Link">https://github.com/jsimpso81/WPIlibMathLabVIEW/issues</text:a> to submit information on issues and suggested enhancements. </text:p>
      <text:p text:style-name="Text_20_body">When submitting an issue, please follow these guidelines: </text:p>
      <text:list xml:id="list3774621632" text:style-name="L1">
        <text:list-item>
          <text:p text:style-name="P3">Make certain you are using the latest version of the library. If not, install the latest version and see if the issue still occurs. </text:p>
        </text:list-item>
      </text:list>
      <text:list xml:id="list236084590" text:style-name="L2">
        <text:list-item>
          <text:p text:style-name="P4">See if the issue has already been reported. If so, add any new details to the existing issue. </text:p>
        </text:list-item>
      </text:list>
      <text:list xml:id="list2251964889" text:style-name="L3">
        <text:list-item>
          <text:p text:style-name="P5">Write a very detailed specific description of the problem. </text:p>
        </text:list-item>
      </text:list>
      <text:list xml:id="list2208103879" text:style-name="L4">
        <text:list-item>
          <text:p text:style-name="P6">Include any screen shots or other data needed to show the issue. </text:p>
        </text:list-item>
      </text:list>
      <text:list xml:id="list253708100" text:style-name="L5">
        <text:list-item>
          <text:p text:style-name="P7">Describe exactly how to reproduce the error. (Likely, I can't try this on your robot...) </text:p>
        </text:list-item>
      </text:list>
      <text:list xml:id="list2555615315" text:style-name="L6">
        <text:list-item>
          <text:p text:style-name="P8">If possible, try and condense the problem to a small test program that isolates the issue. </text:p>
        </text:list-item>
      </text:list>
      <text:list xml:id="list2644490212" text:style-name="L7">
        <text:list-item>
          <text:p text:style-name="P9">If you found a work around, please include it for others to use. See the Contributing section of the github repository for additional details. </text:p>
        </text:list-item>
      </text:list>
      <text:p text:style-name="Text_20_body">I'll attempt to deal with issues in a reasonable time, but there are no guarantees. 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Reporting Issues and Suggesting Enhancements</dc:title>
    <dc:date>2023-01-14T17:57:01.426000000</dc:date>
    <dc:creator>Jim Simpson</dc:creator>
    <meta:editing-duration>PT27S</meta:editing-duration>
    <meta:editing-cycles>1</meta:editing-cycles>
    <meta:document-statistic meta:table-count="0" meta:image-count="0" meta:object-count="0" meta:page-count="1" meta:paragraph-count="11" meta:word-count="167" meta:character-count="1007" meta:non-whitespace-character-count="848"/>
    <meta:generator>LibreOffice/7.2.6.2$Windows_x86 LibreOffice_project/b0ec3a565991f7569a5a7f5d24fed7f52653d754</meta:generator>
  </office:meta>
</office:document-meta>
</file>